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9420d" officeooo:paragraph-rsid="0019420d" fo:background-color="transparent"/>
    </style:style>
    <style:style style:name="P2" style:family="paragraph" style:parent-style-name="Standard" style:list-style-name="L4">
      <style:text-properties officeooo:rsid="0019420d" officeooo:paragraph-rsid="001c6dcd" fo:background-color="transparent"/>
    </style:style>
    <style:style style:name="P3" style:family="paragraph" style:parent-style-name="Standard">
      <style:paragraph-properties fo:text-align="start" style:justify-single-word="false"/>
      <style:text-properties fo:font-weight="bold" officeooo:paragraph-rsid="0024d148" style:font-weight-asian="bold" style:font-weight-complex="bold"/>
    </style:style>
    <style:style style:name="P4" style:family="paragraph" style:parent-style-name="Standard">
      <style:paragraph-properties fo:text-align="center" style:justify-single-word="false"/>
      <style:text-properties fo:font-weight="bold" officeooo:rsid="0019420d" officeooo:paragraph-rsid="0019420d" fo:background-color="#ffff66" style:font-weight-asian="bold" style:font-weight-complex="bold"/>
    </style:style>
    <style:style style:name="P5" style:family="paragraph" style:parent-style-name="Standard">
      <style:text-properties officeooo:paragraph-rsid="001c6dcd" fo:background-color="#dddddd"/>
    </style:style>
    <style:style style:name="P6" style:family="paragraph" style:parent-style-name="Standard" style:list-style-name="L3">
      <style:text-properties officeooo:paragraph-rsid="001c6dcd"/>
    </style:style>
    <style:style style:name="P7" style:family="paragraph" style:parent-style-name="Standard" style:list-style-name="L4">
      <style:text-properties officeooo:paragraph-rsid="001c6dcd"/>
    </style:style>
    <style:style style:name="P8" style:family="paragraph" style:parent-style-name="Standard" style:list-style-name="L5">
      <style:text-properties fo:font-weight="normal" officeooo:rsid="001e11ba" officeooo:paragraph-rsid="001e11ba" fo:background-color="transparent" style:font-weight-asian="normal" style:font-weight-complex="normal"/>
    </style:style>
    <style:style style:name="P9" style:family="paragraph" style:parent-style-name="Standard" style:list-style-name="L6">
      <style:text-properties fo:font-weight="normal" officeooo:rsid="001e5bdc" officeooo:paragraph-rsid="001e5bdc" fo:background-color="transparent" style:font-weight-asian="normal" style:font-weight-complex="normal"/>
    </style:style>
    <style:style style:name="P10" style:family="paragraph" style:parent-style-name="Standard" style:list-style-name="L8">
      <style:text-properties fo:font-weight="normal" officeooo:rsid="002076b3" officeooo:paragraph-rsid="002076b3" fo:background-color="transparent" style:font-weight-asian="normal" style:font-weight-complex="normal"/>
    </style:style>
    <style:style style:name="P11" style:family="paragraph" style:parent-style-name="Standard">
      <style:text-properties fo:font-weight="normal" officeooo:rsid="0023cba4" officeooo:paragraph-rsid="0023cba4" fo:background-color="transparent" style:font-weight-asian="normal" style:font-weight-complex="normal"/>
    </style:style>
    <style:style style:name="P12" style:family="paragraph" style:parent-style-name="Standard" style:list-style-name="L10">
      <style:text-properties fo:font-weight="normal" officeooo:rsid="0019420d" officeooo:paragraph-rsid="0023cba4" fo:background-color="transparent" style:font-weight-asian="normal" style:font-weight-complex="normal"/>
    </style:style>
    <style:style style:name="P13" style:family="paragraph" style:parent-style-name="Standard" style:list-style-name="L13">
      <style:text-properties fo:font-weight="normal" officeooo:rsid="0024d148" officeooo:paragraph-rsid="0024d148" fo:background-color="transparent" style:font-weight-asian="normal" style:font-weight-complex="normal"/>
    </style:style>
    <style:style style:name="P14" style:family="paragraph" style:parent-style-name="Standard" style:list-style-name="L14">
      <style:text-properties fo:font-weight="normal" officeooo:rsid="00258e0c" officeooo:paragraph-rsid="00258e0c" fo:background-color="transparent" style:font-weight-asian="normal" style:font-weight-complex="normal"/>
    </style:style>
    <style:style style:name="P15" style:family="paragraph" style:parent-style-name="Standard" style:list-style-name="L15">
      <style:text-properties fo:font-weight="normal" officeooo:rsid="00258e0c" officeooo:paragraph-rsid="0027b493" fo:background-color="transparent" style:font-weight-asian="normal" style:font-weight-complex="normal"/>
    </style:style>
    <style:style style:name="P16" style:family="paragraph" style:parent-style-name="Standard" style:list-style-name="L16">
      <style:text-properties fo:font-weight="normal" officeooo:rsid="00258e0c" officeooo:paragraph-rsid="00258e0c" fo:background-color="transparent" style:font-weight-asian="normal" style:font-weight-complex="normal"/>
    </style:style>
    <style:style style:name="P17" style:family="paragraph" style:parent-style-name="Standard" style:list-style-name="L16">
      <style:text-properties fo:font-weight="normal" officeooo:rsid="00258e0c" officeooo:paragraph-rsid="0027caa2" fo:background-color="transparent" style:font-weight-asian="normal" style:font-weight-complex="normal"/>
    </style:style>
    <style:style style:name="P18" style:family="paragraph" style:parent-style-name="Standard">
      <style:text-properties fo:font-weight="normal" officeooo:rsid="00258e0c" officeooo:paragraph-rsid="00258e0c" fo:background-color="transparent" style:font-weight-asian="normal" style:font-weight-complex="normal"/>
    </style:style>
    <style:style style:name="P19" style:family="paragraph" style:parent-style-name="Standard" style:list-style-name="L17">
      <style:text-properties fo:font-weight="normal" officeooo:rsid="00258e0c" officeooo:paragraph-rsid="00258e0c" fo:background-color="transparent" style:font-weight-asian="normal" style:font-weight-complex="normal"/>
    </style:style>
    <style:style style:name="P20" style:family="paragraph" style:parent-style-name="Standard">
      <style:paragraph-properties fo:margin-left="0.4925in" fo:margin-right="0in" fo:text-indent="0in" style:auto-text-indent="false"/>
      <style:text-properties officeooo:rsid="0019420d" officeooo:paragraph-rsid="0019420d" fo:background-color="transparent"/>
    </style:style>
    <style:style style:name="P21" style:family="paragraph" style:parent-style-name="Standard">
      <style:paragraph-properties fo:margin-left="0.4925in" fo:margin-right="0in" fo:text-indent="0in" style:auto-text-indent="false"/>
      <style:text-properties fo:font-weight="normal" officeooo:rsid="001e5bdc" officeooo:paragraph-rsid="001e5bdc" fo:background-color="transparent" style:font-weight-asian="normal" style:font-weight-complex="normal"/>
    </style:style>
    <style:style style:name="P22" style:family="paragraph" style:parent-style-name="Standard">
      <style:paragraph-properties fo:margin-left="0.4925in" fo:margin-right="0in" fo:text-indent="0in" style:auto-text-indent="false"/>
      <style:text-properties fo:font-weight="normal" officeooo:rsid="001e82ff" officeooo:paragraph-rsid="001e82ff" fo:background-color="transparent" style:font-weight-asian="normal" style:font-weight-complex="normal"/>
    </style:style>
    <style:style style:name="P23" style:family="paragraph" style:parent-style-name="Standard">
      <style:paragraph-properties fo:margin-left="0.4925in" fo:margin-right="0in" fo:text-indent="0in" style:auto-text-indent="false"/>
      <style:text-properties fo:font-weight="normal" officeooo:rsid="002076b3" officeooo:paragraph-rsid="002076b3" fo:background-color="transparent" style:font-weight-asian="normal" style:font-weight-complex="normal"/>
    </style:style>
    <style:style style:name="P24" style:family="paragraph" style:parent-style-name="Standard">
      <style:paragraph-properties fo:margin-left="0.4925in" fo:margin-right="0in" fo:text-indent="0in" style:auto-text-indent="false"/>
      <style:text-properties fo:font-weight="normal" officeooo:rsid="0024d148" officeooo:paragraph-rsid="0024d148" fo:background-color="transparent" style:font-weight-asian="normal" style:font-weight-complex="normal"/>
    </style:style>
    <style:style style:name="P25" style:family="paragraph" style:parent-style-name="Standard">
      <style:paragraph-properties fo:margin-left="0in" fo:margin-right="0in" fo:text-indent="0in" style:auto-text-indent="false"/>
      <style:text-properties officeooo:rsid="0019420d" officeooo:paragraph-rsid="001c6dcd" fo:background-color="#dddddd"/>
    </style:style>
    <style:style style:name="P26" style:family="paragraph" style:parent-style-name="Standard">
      <style:paragraph-properties fo:margin-left="0in" fo:margin-right="0in" fo:text-indent="0in" style:auto-text-indent="false"/>
      <style:text-properties officeooo:rsid="0019420d" officeooo:paragraph-rsid="00210de6" fo:background-color="#dddddd"/>
    </style:style>
    <style:style style:name="P27" style:family="paragraph" style:parent-style-name="Standard">
      <style:paragraph-properties fo:margin-left="0in" fo:margin-right="0in" fo:text-indent="0in" style:auto-text-indent="false"/>
      <style:text-properties officeooo:rsid="0019420d" officeooo:paragraph-rsid="002161f5" fo:background-color="#dddddd"/>
    </style:style>
    <style:style style:name="P28" style:family="paragraph" style:parent-style-name="Standard">
      <style:paragraph-properties fo:margin-left="0in" fo:margin-right="0in" fo:text-indent="0in" style:auto-text-indent="false"/>
      <style:text-properties fo:font-weight="normal" officeooo:rsid="001e11ba" officeooo:paragraph-rsid="001e11ba" fo:background-color="transparent" style:font-weight-asian="normal" style:font-weight-complex="normal"/>
    </style:style>
    <style:style style:name="P29" style:family="paragraph" style:parent-style-name="Standard">
      <style:paragraph-properties fo:margin-left="0in" fo:margin-right="0in" fo:text-indent="0in" style:auto-text-indent="false"/>
      <style:text-properties fo:font-weight="normal" officeooo:rsid="00258e0c" officeooo:paragraph-rsid="00258e0c" fo:background-color="transparent" style:font-weight-asian="normal" style:font-weight-complex="normal"/>
    </style:style>
    <style:style style:name="P30" style:family="paragraph" style:parent-style-name="Standard">
      <style:paragraph-properties fo:margin-left="0in" fo:margin-right="0in" fo:text-indent="0in" style:auto-text-indent="false"/>
      <style:text-properties fo:font-weight="normal" officeooo:rsid="00258e0c" officeooo:paragraph-rsid="0027b493" fo:background-color="transparent" style:font-weight-asian="normal" style:font-weight-complex="normal"/>
    </style:style>
    <style:style style:name="P31" style:family="paragraph" style:parent-style-name="Standard">
      <style:paragraph-properties fo:margin-left="0in" fo:margin-right="0in" fo:text-indent="0in" style:auto-text-indent="false"/>
      <style:text-properties fo:font-weight="bold" officeooo:rsid="00258e0c" officeooo:paragraph-rsid="00258e0c" fo:background-color="transparent" style:font-weight-asian="bold" style:font-weight-complex="bold"/>
    </style:style>
    <style:style style:name="P32" style:family="paragraph" style:parent-style-name="Standard">
      <style:paragraph-properties fo:margin-left="0.4925in" fo:margin-right="0in" fo:text-indent="0in" style:auto-text-indent="false"/>
      <style:text-properties officeooo:rsid="0019420d" officeooo:paragraph-rsid="0019420d" fo:background-color="transparent"/>
    </style:style>
    <style:style style:name="P33" style:family="paragraph" style:parent-style-name="Standard">
      <style:paragraph-properties fo:margin-left="0.4925in" fo:margin-right="0in" fo:text-indent="0in" style:auto-text-indent="false"/>
      <style:text-properties fo:font-weight="normal" officeooo:rsid="001e11ba" officeooo:paragraph-rsid="001e11ba" fo:background-color="transparent" style:font-weight-asian="normal" style:font-weight-complex="normal"/>
    </style:style>
    <style:style style:name="P34" style:family="paragraph" style:parent-style-name="Standard">
      <style:paragraph-properties fo:margin-left="0.4925in" fo:margin-right="0in" fo:text-indent="0in" style:auto-text-indent="false"/>
      <style:text-properties fo:font-weight="normal" officeooo:rsid="00258e0c" officeooo:paragraph-rsid="00258e0c" fo:background-color="transparent" style:font-weight-asian="normal" style:font-weight-complex="normal"/>
    </style:style>
    <style:style style:name="P35" style:family="paragraph" style:parent-style-name="Standard">
      <style:paragraph-properties fo:margin-left="0in" fo:margin-right="0in" fo:text-indent="0in" style:auto-text-indent="false"/>
      <style:text-properties fo:font-weight="normal" officeooo:rsid="0024d148" officeooo:paragraph-rsid="0024d148" fo:background-color="transparent" style:font-weight-asian="normal" style:font-weight-complex="normal"/>
    </style:style>
    <style:style style:name="T1" style:family="text">
      <style:text-properties fo:font-weight="bold" officeooo:rsid="0019420d" fo:background-color="transparent" loext:char-shading-value="0"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1c6dcd" style:font-weight-asian="bold" style:font-weight-complex="bold"/>
    </style:style>
    <style:style style:name="T4" style:family="text">
      <style:text-properties fo:font-weight="bold" officeooo:rsid="001defdf" style:font-weight-asian="bold" style:font-weight-complex="bold"/>
    </style:style>
    <style:style style:name="T5" style:family="text">
      <style:text-properties fo:font-weight="bold" officeooo:rsid="00210de6" style:font-weight-asian="bold" style:font-weight-complex="bold"/>
    </style:style>
    <style:style style:name="T6" style:family="text">
      <style:text-properties fo:font-weight="bold" officeooo:rsid="002161f5" style:font-weight-asian="bold" style:font-weight-complex="bold"/>
    </style:style>
    <style:style style:name="T7" style:family="text">
      <style:text-properties fo:font-weight="bold" officeooo:rsid="0030a7e8" style:font-weight-asian="bold" style:font-weight-complex="bold"/>
    </style:style>
    <style:style style:name="T8" style:family="text">
      <style:text-properties officeooo:rsid="0019420d" fo:background-color="transparent" loext:char-shading-value="0"/>
    </style:style>
    <style:style style:name="T9" style:family="text">
      <style:text-properties officeooo:rsid="0019d80e" fo:background-color="transparent" loext:char-shading-value="0"/>
    </style:style>
    <style:style style:name="T10" style:family="text">
      <style:text-properties officeooo:rsid="0024d148" fo:background-color="transparent" loext:char-shading-value="0"/>
    </style:style>
    <style:style style:name="T11" style:family="text">
      <style:text-properties officeooo:rsid="002d3f9a" fo:background-color="transparent" loext:char-shading-value="0"/>
    </style:style>
    <style:style style:name="T12" style:family="text">
      <style:text-properties officeooo:rsid="001defdf"/>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defdf" style:font-weight-asian="bold" style:font-weight-complex="bold"/>
    </style:style>
    <style:style style:name="T16" style:family="text">
      <style:text-properties officeooo:rsid="00210de6"/>
    </style:style>
    <style:style style:name="T17" style:family="text">
      <style:text-properties officeooo:rsid="002161f5"/>
    </style:style>
    <style:style style:name="T18" style:family="text">
      <style:text-properties officeooo:rsid="0027b493"/>
    </style:style>
    <style:style style:name="T19" style:family="text">
      <style:text-properties officeooo:rsid="0029182f"/>
    </style:style>
    <style:style style:name="T20" style:family="text">
      <style:text-properties officeooo:rsid="002a800f"/>
    </style:style>
    <style:style style:name="T21" style:family="text">
      <style:text-properties officeooo:rsid="002d3f9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0">Exercise</text:span> 1: Hangman </text:p>
      <text:p text:style-name="P1"/>
      <text:p text:style-name="P1">This problem set will introduce you to the topic of creating functions in Python, as well as looping mechanisms for repeating a computational process until a condition is reached. <text:s/></text:p>
      <text:p text:style-name="P1"><text:s/></text:p>
      <text:p text:style-name="P5"><text:span text:style-name="T5">Step1</text:span><text:span text:style-name="T3"> – </text:span><text:span text:style-name="T5">Getting Started</text:span></text:p>
      <text:list xml:id="list2895719921938133353" text:style-name="L10">
        <text:list-item>
          <text:p text:style-name="P12"><text:span text:style-name="T16">You will implement a variation of the classic word game Hangman. If you are unfamiliar with the rules of the game, read http://en.wikipedia.org/wiki/Hangman_(game)</text:span></text:p>
        </text:list-item>
      </text:list>
      <text:list xml:id="list6388908843834017965" text:style-name="L3">
        <text:list-item>
          <text:p text:style-name="P6"><text:span text:style-name="T9">Download the files “hangman.py” and “words.txt”, and save them both in the same directory. Run the file hangman.py before writing any code to ensure your files are saved correctly. The code we have given you loads in words from a file. You should see the following output in your shell: </text:span></text:p>
        </text:list-item>
      </text:list>
      <text:p text:style-name="P20"/>
      <text:p text:style-name="P20">Loading word list from file... </text:p>
      <text:p text:style-name="P20">55900 words loaded. </text:p>
      <text:p text:style-name="P20"/>
      <text:list xml:id="list7791417814353690049" text:style-name="L4">
        <text:list-item>
          <text:p text:style-name="P7"><text:span text:style-name="T8">You will implement a function called “</text:span><text:span text:style-name="T1">hangman”</text:span><text:span text:style-name="T8"> that will allow the user to play hangman against the computer. The computer picks the word, and the player tries to guess letters in the word. </text:span></text:p>
          <text:p text:style-name="P2"/>
        </text:list-item>
      </text:list>
      <text:p text:style-name="P20"/>
      <text:p text:style-name="P25"><text:span text:style-name="T5">Step</text:span><text:span text:style-name="T3"> 2 – Hangma</text:span><text:span text:style-name="T4">n </text:span><text:span text:style-name="T5">three</text:span><text:span text:style-name="T4"> helper functions</text:span></text:p>
      <text:list xml:id="list3487172083140490132" text:style-name="L5">
        <text:list-item>
          <text:p text:style-name="P8">Implement “<text:span text:style-name="T14">i</text:span><text:span text:style-name="T15">s_word_guessed</text:span>” function <text:span text:style-name="T12">that takes in two parameters- a string </text:span>(<text:span text:style-name="T12">secret_word</text:span>)<text:span text:style-name="T12"> and a list of letters (letters_guessed</text:span>)<text:span text:style-name="T12">. This function returns a boolean <text:s/>True if secret_word has been guessed (i.e., all the letters of secret_word are in letters_guesse</text:span>d<text:span text:style-name="T12"> ), and False otherwise. For this function, you may assume that all the letters in secret_wor</text:span>d<text:span text:style-name="T12"> <text:s/>and </text:span>l<text:span text:style-name="T12">etters_guessed are lowercase. </text:span></text:p>
        </text:list-item>
      </text:list>
      <text:p text:style-name="P28"><text:span text:style-name="T12"><text:s/></text:span></text:p>
      <text:p text:style-name="P33"><text:span text:style-name="T12">Example Usage: </text:span></text:p>
      <text:p text:style-name="P33"><text:span text:style-name="T12"><text:s/></text:span></text:p>
      <text:p text:style-name="P33"><text:span text:style-name="T12">&gt;&gt;&gt; secret_word = 'apple' </text:span></text:p>
      <text:p text:style-name="P33"><text:span text:style-name="T12">&gt;&gt;&gt; letters_guessed = ['e', 'i', 'k', 'p', 'r', 's'] </text:span></text:p>
      <text:p text:style-name="P33">&gt;&gt;&gt; print(is_word_guessed(secret_word, letters_guessed))</text:p>
      <text:p text:style-name="P33">False </text:p>
      <text:p text:style-name="P33"/>
      <text:list xml:id="list6494541826283724409" text:style-name="L6">
        <text:list-item>
          <text:p text:style-name="P9">Implement the function “<text:span text:style-name="T13">get_guessed_word</text:span>” <text:s/>that takes in two parameter -<text:span text:style-name="T12">a string (secret_word) and a list of letters (letters_guessed) </text:span>. This function returns a string that is comprised of letters and underscores, based on what letters in letters_guessed are in secret_word. This shouldn't be too different from is_word_guessed! <text:s/>We are going to use an underscore followed by a space (_ ) to represent unknown letters. </text:p>
          <text:p text:style-name="P9"/>
        </text:list-item>
      </text:list>
      <text:p text:style-name="P21">Example Usage: </text:p>
      <text:p text:style-name="P21"><text:s/></text:p>
      <text:p text:style-name="P21">&gt;&gt;&gt; secret_word = 'apple' <text:s/></text:p>
      <text:p text:style-name="P21">&gt;&gt;&gt; letters_guessed = ['e', 'i', 'k', 'p', 'r', 's']</text:p>
      <text:p text:style-name="P21"><text:s/></text:p>
      <text:p text:style-name="P21">&gt;&gt;&gt; print(get_guessed_word(secret_word, letters_guessed))</text:p>
      <text:p text:style-name="P22">'_ pp_ e' </text:p>
      <text:p text:style-name="P22"/>
      <text:list xml:id="list6540164641799267997" text:style-name="L8">
        <text:list-item>
          <text:p text:style-name="P10">Implement the function “<text:span text:style-name="T13">get_available_letters</text:span>” that takes in one parameter -a list of letters, letters_guessed . This function returns a string that is comprised of lowercase English letters -all lowercase English letters that are not in letters_guessed. This function should return the <text:soft-page-break/>letters in alphabetical order. Hint: You might consider using string.ascii_lowercase, which is a string comprised of all lowercase letters: </text:p>
        </text:list-item>
      </text:list>
      <text:p text:style-name="P23"><text:s/></text:p>
      <text:p text:style-name="P23">Example Usage: <text:s/></text:p>
      <text:p text:style-name="P23">&gt;&gt;&gt; letters_guessed = ['e', 'i', 'k', 'p', 'r', 's']</text:p>
      <text:p text:style-name="P23">&gt;&gt;&gt; print get_available_letters(letters_guessed)</text:p>
      <text:p text:style-name="P23">abcdfghjlmnoqtuvwxyz <text:s/></text:p>
      <text:p text:style-name="P26"><text:span text:style-name="T3"/></text:p>
      <text:p text:style-name="P27"><text:span text:style-name="T6">Step3</text:span><text:span text:style-name="T3"> – Hangma</text:span><text:span text:style-name="T4">n </text:span><text:span text:style-name="T6">The game: </text:span></text:p>
      <text:p text:style-name="P11"><text:span text:style-name="T17"><text:tab/>I</text:span>mplement function “<text:span text:style-name="T2">hangman</text:span>”, which takes one parameter- the secret_word the user is to guess. Initially, you can (and should!) manually set this secret word when you run this function – this will make it easier to test your code. But in the end, you will want the computer to select this secret word at random before inviting you or some other user to play the game by running this function. </text:p>
      <text:p text:style-name="P11"><text:tab/>In designing your code, be sure you take advantage of the three helper functions that you'vedefined in the previous part! </text:p>
      <text:p text:style-name="P11"><text:tab/>Below are the game requirements broken down in different categories. Make sure your implementation fits all the requirements! </text:p>
      <text:p text:style-name="P3"><text:span text:style-name="T11">a</text:span><text:span text:style-name="T10">. Game Architecture: <text:s/></text:span></text:p>
      <text:list xml:id="list6267460492207221143" text:style-name="L13">
        <text:list-item>
          <text:p text:style-name="P13">The computer must select a word at random from the list of available words that was provided in words.txt. </text:p>
        </text:list-item>
        <text:list-item>
          <text:p text:style-name="P13">Users start with 6 guesses. <text:s/></text:p>
        </text:list-item>
        <text:list-item>
          <text:p text:style-name="P13">At the start of the game, let the user know how many letters the computer's word contains and how many guesses s/he starts with. <text:s/></text:p>
        </text:list-item>
        <text:list-item>
          <text:p text:style-name="P13">The computer keeps track of all the letters the user has not guessed so far and before each turn shows the user the “remaining letters” </text:p>
        </text:list-item>
      </text:list>
      <text:p text:style-name="P35"><text:s/></text:p>
      <text:p text:style-name="P24">Example Game Implementation: </text:p>
      <text:p text:style-name="P24">Loading word list from file... </text:p>
      <text:p text:style-name="P24">55900 words loaded. </text:p>
      <text:p text:style-name="P24">Welcome to the game Hangman! </text:p>
      <text:p text:style-name="P24">I am thinking of a word that is 4 letters long.</text:p>
      <text:p text:style-name="P35"><text:s text:c="2"/></text:p>
      <text:p text:style-name="P24">------------- <text:s text:c="2"/></text:p>
      <text:p text:style-name="P24">You have 6 guesses left. </text:p>
      <text:p text:style-name="P24">Available letters: abcdefghijklmnopqrstuvwxyz</text:p>
      <text:p text:style-name="P24"/>
      <text:p text:style-name="P31"><text:span text:style-name="T21">b</text:span>. User-Computer Interaction: </text:p>
      <text:p text:style-name="P29">The game must be interactive and flow as follows: </text:p>
      <text:list xml:id="list8870506262922271118" text:style-name="L14">
        <text:list-item>
          <text:p text:style-name="P14">Before each guess, you should display to the user: <text:s/></text:p>
          <text:list>
            <text:list-item>
              <text:p text:style-name="P14">Remind the user of how many guesses s/he has left after each guess. <text:s/></text:p>
            </text:list-item>
            <text:list-item>
              <text:p text:style-name="P14">all the letters the user has not yet guessed </text:p>
            </text:list-item>
          </text:list>
        </text:list-item>
        <text:list-item>
          <text:p text:style-name="P14">Ask the user to supply one guess at a time. </text:p>
        </text:list-item>
        <text:list-item>
          <text:p text:style-name="P14">Immediately after each guess, the user should be told whether the letter is in the computer’s word. </text:p>
        </text:list-item>
        <text:list-item>
          <text:p text:style-name="P14">After each guess, you should also display to the user the computer’s word, with guessed letters displayed and unguessed letters replaced with an underscore and space (_ ) </text:p>
        </text:list-item>
        <text:list-item>
          <text:p text:style-name="P14">At the end of the guess, print some dashes to help separate individual guesses from each other </text:p>
        </text:list-item>
      </text:list>
      <text:p text:style-name="P29"/>
      <text:p text:style-name="P29"/>
      <text:p text:style-name="P34"><text:soft-page-break/>Example Game Implementation: </text:p>
      <text:p text:style-name="P34"/>
      <text:p text:style-name="P34">You have 6 guesses left. </text:p>
      <text:p text:style-name="P34">Available letters: abcdefghijklmnopqrstuvwxyz</text:p>
      <text:p text:style-name="P34"><text:s/></text:p>
      <text:p text:style-name="P34">Please guess a letter: a <text:s/></text:p>
      <text:p text:style-name="P34">Good guess: _ a_ _ </text:p>
      <text:p text:style-name="P34">------------ <text:s/></text:p>
      <text:p text:style-name="P34">You have 6 guesses left. </text:p>
      <text:p text:style-name="P34">Available letters: bcdefghijklmnopqrstuvwxyz</text:p>
      <text:p text:style-name="P34"><text:s/></text:p>
      <text:p text:style-name="P34">Please guess a letter: b <text:s/></text:p>
      <text:p text:style-name="P34">Oops! That letter is not in my word: _ a_ _</text:p>
      <text:p text:style-name="P29"><text:s text:c="2"/></text:p>
      <text:p text:style-name="P31"><text:span text:style-name="T21">c</text:span>. User Input Requirements: </text:p>
      <text:list xml:id="list4979027170405052417" text:style-name="L15">
        <text:list-item>
          <text:p text:style-name="P15"><text:span text:style-name="T18">T</text:span>he user will only guess one character at a time, but the user can choose any number, symbol or letter. Your code should accept capital and lowercase letters as valid guesses! </text:p>
        </text:list-item>
        <text:list-item>
          <text:p text:style-name="P15">If the user inputs anything besides an alphabet (symbols, numbers), tell the user that they can only input an alphabet. Because the user might do this by accident, they should get 3 warnings at the beginning of the game. Each time they enter an invalid input, or a letter they have already guessed, they should lose a warning. If the user has no warnings left and enters an invalid input, they should lose a guess. </text:p>
        </text:list-item>
      </text:list>
      <text:p text:style-name="P29"/>
      <text:p text:style-name="P30"><text:tab/>Hint: you may find the string functions str.isalpha(‘your string’) and str.lower(‘Your String’) helpful! </text:p>
      <text:p text:style-name="P30"/>
      <text:p text:style-name="P31"><text:span text:style-name="T21">d</text:span>. Game Rules: </text:p>
      <text:list xml:id="list5898650295298336132" text:style-name="L16">
        <text:list-item>
          <text:p text:style-name="P16">The user starts with 3 warnings. </text:p>
        </text:list-item>
        <text:list-item>
          <text:p text:style-name="P16">If the user inputs anything besides an alphabet (symbols, numbers), tell the user that they can only input an alphabet. <text:s/></text:p>
          <text:list>
            <text:list-item>
              <text:p text:style-name="P16">If the user has one or more warning left, the user should lose one warning. Tell the user the number of remaining warnings. </text:p>
            </text:list-item>
            <text:list-item>
              <text:p text:style-name="P16">If the user has no remaining warnings, they should lose one guess. </text:p>
            </text:list-item>
          </text:list>
        </text:list-item>
        <text:list-item>
          <text:p text:style-name="P16">If the user inputs a letter that has already been guessed, print a message telling the user the letter has already been guessed before. </text:p>
          <text:list>
            <text:list-item>
              <text:p text:style-name="P17">If the user has one or more warning left, the user should lose one warning. Tell the user the number of remaining warnings. </text:p>
            </text:list-item>
            <text:list-item>
              <text:p text:style-name="P17">If the user has no remaining warnings, they should lose one guess. </text:p>
            </text:list-item>
          </text:list>
        </text:list-item>
        <text:list-item>
          <text:p text:style-name="P16">If the user inputs a letter that hasn’t been guessed before and the letter is in the secret word, the user loses no guesses. </text:p>
        </text:list-item>
        <text:list-item>
          <text:p text:style-name="P16">Consonants: If the user inputs a consonant that hasn’t been guessed and the consonant is not in the secret word, the user loses one guess if it’s a consonant. </text:p>
        </text:list-item>
        <text:list-item>
          <text:p text:style-name="P16">Vowels: If the vowel hasn’t been guessed and the vowel is not in the secret word, the user loses two guesses. Vowels are a , e , i, o , and u . y <text:s/>does not count as a vowel. </text:p>
        </text:list-item>
      </text:list>
      <text:p text:style-name="P18"/>
      <text:p text:style-name="P29"><text:span text:style-name="T7">e</text:span><text:span text:style-name="T2">. Game Termination:</text:span> </text:p>
      <text:list xml:id="list3521159341495106625" text:style-name="L17">
        <text:list-item>
          <text:p text:style-name="P19">The game should end when the user constructs the full word or runs out of guesses. <text:s/></text:p>
        </text:list-item>
        <text:list-item>
          <text:p text:style-name="P19">If the player runs out of guesses before completing the word, tell them they lost and reveal the word to the user when the game ends. <text:s/></text:p>
        </text:list-item>
        <text:list-item>
          <text:p text:style-name="P19"><text:soft-page-break/>If the user wins, print a congratulatory message and tell the user their score. <text:s/>The total score is the number of guesses_remaining once the user has guessed the <text:span text:style-name="T19">s</text:span>ecret_word times the number of unique letters in secret_word. <text:s text:c="2"/></text:p>
          <text:p text:style-name="P19">Total score = guesses_remaining* number unique letters in secret_word </text:p>
        </text:list-item>
      </text:list>
      <text:p text:style-name="P29"><text:s/></text:p>
      <text:p text:style-name="P34">Example Implementation: </text:p>
      <text:p text:style-name="P34">You have 3 guesses left. </text:p>
      <text:p text:style-name="P34">Available letters: bcdfghijklnopquvwxyz</text:p>
      <text:p text:style-name="P34"><text:s/></text:p>
      <text:p text:style-name="P34">Please guess a letter: c <text:s/></text:p>
      <text:p text:style-name="P34">Good guess: tact <text:s/></text:p>
      <text:p text:style-name="P34">------------ <text:s/></text:p>
      <text:p text:style-name="P34">Congratulations, you won! </text:p>
      <text:p text:style-name="P34">Your total score for this game is: 9</text:p>
      <text:p text:style-name="P29"><text:s/></text:p>
      <text:p text:style-name="P2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fo:font-weight="normal" officeooo:rsid="002076b3" fo:background-color="transparent"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2:26:58.145963028</meta:creation-date>
    <dc:date>2017-04-10T13:21:49.266004704</dc:date>
    <meta:editing-duration>PT54M34S</meta:editing-duration>
    <meta:editing-cycles>29</meta:editing-cycles>
    <meta:generator>LibreOffice/5.1.6.2$Linux_X86_64 LibreOffice_project/10m0$Build-2</meta:generator>
    <meta:document-statistic meta:table-count="0" meta:image-count="0" meta:object-count="0" meta:page-count="4" meta:paragraph-count="107" meta:word-count="1270" meta:character-count="7603" meta:non-whitespace-character-count="6330"/>
  </office:meta>
</office:document-meta>
</file>